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</office:automatic-styles>
  <office:body>
    <office:text>
      <text:p text:style-name="Normal">Descrizione ente ospitante<text:span text:style-name="T1">La Prisma, fondata nel 1984, opera nel settore dell'Information Technology. Negli ultimi anni attraverso il continuo monitoraggio delle tecnologie emergenti e l'attenta valorizzazione delle risorse umane, ha consolidato la propria attività, incrementando la base di intervento operativo. La Prisma è riuscita nel corso degli anni a rinnovarsi incessantemente per assecondare i cambiamenti e le opportunità offerte da un mercato in continua evoluzione. Attualmente dispone di una struttura all'avanguardia, che la pone quale sicuro punto di riferimento nei confronti dei propri clienti.</text:span></text:p>
      <text:p text:style-name="Normal">Descrizione opportunità<text:span text:style-name="T1">Ricerchiamo per ns sw factory interna sviluppatori con competenze su Java o .NET lato back end da formare e affiancare</text:span></text:p>
      <text:p text:style-name="Normal">Obiettivi formativi<text:span text:style-name="T1">Progettazione e sviluppo di API RESTful: apprendimento delle metodologie di progettazione, documentazione e sviluppo di interfacce applicative. Gestione e interazione con database: acquisizione di competenze nell’utilizzo di database relazionali (es. PostgreSQL, MySQL) e/o NoSQL (es. MongoDB), con attenzione a operazioni CRUD, normalizzazione e ottimizzazione delle query. Utilizzo di framework back-end: sviluppo di componenti software utilizzando framework e linguaggi diffusi nel contesto professionale (es. Node.js, Express, Django, Spring Boot, Laravel, ecc.). Architetture software: comprensione dei principi base di architetture a microservizi, MVC e gestione delle dipendenze. Versionamento del codice: uso di strumenti di controllo versione (es. Git, GitHub/GitLab) e collaborazione in ambienti di sviluppo condivisi. Test e debugging: apprendimento di tecniche per il testing automatizzato (unit test, integration test) e per l’identificazione e risoluzione di bug nel codice. Deployment e DevOps base: introduzione ai concetti di integrazione e distribuzione continua (CI/CD), containerizzazione (Docker) e ambienti di staging/produzione. L’esperienza mira a sviluppare la capacità di lavorare in team, affrontare problemi reali di progettazione software e operare in ambienti strutturati, con attenzione agli standard di qualità e sicurezza del codice.</text:span></text:p>
      <text:p text:style-name="Normal"/>
      <text:p text:style-name="Normal">There seems to be no word limit. Still, we’ll keep it concise and to the point while presenting our skills and capacities.</text:p>
      <text:p text:style-name="Normal">Now, how should we start a message?</text:p>
      <text:p text:style-name="Normal">A greeting...?</text:p>
      <text:p text:style-name="Normal">I see... Three paragraphs plus a conclusion does indeed sound good.</text:p>
      <text:p text:style-name="Normal">The first paragraph would include a short presentation as well as show interest towards the company.</text:p>
      <text:p text:style-name="Normal">The second exposes my skills, and the third would prove me through the projects that I’ve done.</text:p>
      <text:p text:style-name="Normal">A last sentence will thank them for their time and cordially end the message.</text:p>
      <text:p text:style-name="Normal"/>
      <text:p text:style-name="Normal">The first paragraph ought to show I’m motivated and interested in them in particular. So, the “why” I’m interested and that I’m interested in “them” in particular.</text:p>
      <text:p text:style-name="Normal">The second paragraph will show that I’m a fit for what they want, having had both experience and learned theory in the fields they want to train candidates in.</text:p>
      <text:p text:style-name="Normal">The third paragraph... Might actually get mixed with the second, providing the proof of what I claimed through my Github repo.</text:p>
      <text:p text:style-name="Normal">Then, the actual third paragraph will come as a conclusion, reiterating perhaps my interest, perhaps what I can bring; we’ll have to see.</text:p>
      <text:p text:style-name="Normal">And finally, a sentence to close the message cordially. Sounds good. Let’s get to writing.</text:p>
      <text:p text:style-name="Normal"/>
      <text:p text:style-name="Normal">Remember that the opportunity is called “Sviluppatore backend”</text:p>
      <text:p text:style-name="Normal"/>
      <text:p text:style-name="Normal"/>
      <text:p text:style-name="Normal"><text:tab/>Mi presento: studente laureando di Applied CS and AI, sono altamente motivato ad ottenere esperienza professionale e migliorare le mie competenze nello sviluppo di software lato back-end. Oltre al fatto che l’opportunità da voi presentata corrisponde a quello che cerco, le mie ricerche mi hanno portato a scoprire che offrite una formazione completa attraverso corsi erogati da docenti e conseguito da una fase di on-the-job training. Perciò, vorrei presentare la mia candidatura al vostro tirocinio per sviluppatore back-end.</text:p>
      <text:p text:style-name="Normal"/>
      <text:p text:style-name="Normal"><text:tab/>Capisco che la volontà non è tutto, vorrei quindi brevemente presentare le mie capacità:</text:p>
      <text:p text:style-name="Normal"><text:tab/>Benchè non professionale, i miei studi universitari e progetti personali mi hanno portato ad accumulare esperienza, conoscenze nonchè una discreta familiarità nel campo: corsi e esami sia teorici che pratici mi hanno insegnato a scrivere e documentare API RESTful, cosa sono e come usare database relazionali e come scrivere query SQL, il funzionamento e lo sviluppo di server usando principi di programmazione e design patterns, e come sfruttare tecnologie tale versioning con git e containerisation con Docker.</text:p>
      <text:p text:style-name="Normal"><text:tab/>Progetti personali invece mi hanno introdotto alla semplicità e le use case di soluzioni di storage NoSQL tali MongoDB e Redis, nonchè all’importanza di chiarezza, astrazione e l’uso di interfacce in sistemi complessi.</text:p>
      <text:p text:style-name="Normal"/>
      <text:p text:style-name="Normal"><text:tab/>Alcuni dei codebase di questi progetti possono essere trovati sul mio profilo Github, al link: github.com/charm-113c</text:p>
      <text:p text:style-name="Normal"><text:tab/>Particolarmente relevanti è il repository WASAPhoto (github.com/charm-113c/WASAPhoto), un prototipo funzionale di un social media che permette a utenti di condivedere immagini e seguire amici online, di cui ho scritto la documentazione degli API con OpenAPI, poi implementandoli sia in back-end con Golang e SQLite, che in front-end usando VueJS e JS+HTML+CSS. Infine ho potuto simularne il funzionamento containerizzando front-end e back-end con Docker.</text:p>
      <text:p text:style-name="Normal"><text:tab/>Il repository java-project (github.com/charm-113c/java-project) invece presenta un progetto fatto in occasione del corso di Programmazione, ove ho fatto uso del pattern MVC assieme a vari principi di OOP e concetti e meccanismi di sincronizzazione per realizzare una simulazione del dilemma del prigioniero.</text:p>
      <text:p text:style-name="Normal"/>
      <text:p text:style-name="Normal"><text:tab/>E’ nella speranza di imparare ancora di più e di entrare a far parte di una realtà come la vostra che </text:p>
      <text:p text:style-name="Normal"><text:tab/>Infine, vorrei scusarmi in anticipo: come la candidatura attraverso il sito TSP della Sapienza non permette di allegare un C.V., ho preso la liberta di candidarmi anche direttamente dal vostro s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